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9a96" style:font-name="Times" fo:font-size="36pt"/>
    </style:style>
    <style:style style:name="P2" style:family="paragraph" style:parent-style-name="Standard">
      <style:paragraph-properties fo:line-height="115%" fo:text-align="justify" style:justify-single-word="false"/>
      <style:text-properties fo:color="#000000" style:font-name="Times" fo:font-size="12pt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4497f"/>
    </style:style>
    <style:style style:name="P4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5cf3f"/>
    </style:style>
    <style:style style:name="P5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c4160"/>
    </style:style>
    <style:style style:name="P6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de7db"/>
    </style:style>
    <style:style style:name="P7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21d8a"/>
    </style:style>
    <style:style style:name="P8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52be5"/>
    </style:style>
    <style:style style:name="P9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4cd6a"/>
    </style:style>
    <style:style style:name="P10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9dacc"/>
    </style:style>
    <style:style style:name="P11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b915c"/>
    </style:style>
    <style:style style:name="P12" style:family="paragraph" style:parent-style-name="Standard">
      <style:paragraph-properties fo:line-height="115%" fo:text-align="justify" style:justify-single-word="false"/>
      <style:text-properties fo:color="#000000" style:font-name="Times" fo:font-size="12pt" fo:font-weight="bold"/>
    </style:style>
    <style:style style:name="P13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italic"/>
    </style:style>
    <style:style style:name="P14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italic" fo:font-weight="bold"/>
    </style:style>
    <style:style style:name="P15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paragraph-rsid="0004497f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top="0.706cm" fo:margin-bottom="0.529cm" style:contextual-spacing="false"/>
      <style:text-properties fo:color="#00615e" style:font-name="Times" fo:font-size="18pt" style:text-underline-style="solid" style:text-underline-width="auto" style:text-underline-color="font-color" fo:font-weight="bold"/>
    </style:style>
    <style:style style:name="P17" style:family="paragraph" style:parent-style-name="Standard">
      <style:paragraph-properties fo:margin-top="0.706cm" fo:margin-bottom="0.529cm" style:contextual-spacing="false"/>
      <style:text-properties fo:color="#00615e" style:font-name="Times" fo:font-size="18pt" fo:font-weight="bold"/>
    </style:style>
    <style:style style:name="P18" style:family="paragraph" style:parent-style-name="Standard">
      <style:paragraph-properties fo:margin-top="0.706cm" fo:margin-bottom="0.529cm" style:contextual-spacing="false" fo:line-height="115%" fo:text-align="justify" style:justify-single-word="false"/>
      <style:text-properties fo:color="#00615e" style:font-name="Times" fo:font-size="18pt" fo:font-style="normal" style:text-underline-style="solid" style:text-underline-width="auto" style:text-underline-color="font-color" fo:font-weight="bold" officeooo:rsid="00035fb8" officeooo:paragraph-rsid="0004497f" style:font-style-asian="normal" style:font-style-complex="normal"/>
    </style:style>
    <style:style style:name="P19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/>
    </style:style>
    <style:style style:name="P20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0c4160"/>
    </style:style>
    <style:style style:name="P21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21d8a"/>
    </style:style>
    <style:style style:name="P22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4cd6a"/>
    </style:style>
    <style:style style:name="P23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5b37e"/>
    </style:style>
    <style:style style:name="P24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05cf3f"/>
    </style:style>
    <style:style style:name="P25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paragraph-rsid="0005cf3f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paragraph-rsid="000c4160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rsid="00121d8a" officeooo:paragraph-rsid="00121d8a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5cf3f"/>
    </style:style>
    <style:style style:name="P29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rsid="00269acd" officeooo:paragraph-rsid="00269ac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style:text-underline-style="solid" style:text-underline-width="auto" style:text-underline-color="font-color"/>
    </style:style>
    <style:style style:name="T6" style:family="text">
      <style:text-properties fo:font-style="italic" fo:font-weight="bold"/>
    </style:style>
    <style:style style:name="T7" style:family="text">
      <style:text-properties fo:font-style="italic" officeooo:rsid="0004fc40"/>
    </style:style>
    <style:style style:name="T8" style:family="text">
      <style:text-properties fo:font-style="italic" style:text-underline-style="none" fo:font-weight="normal" officeooo:rsid="00079a87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0f70d1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21d8a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188e3d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19dacc" style:font-style-asian="italic" style:font-weight-asian="normal" style:font-style-complex="italic" style:font-weight-complex="normal"/>
    </style:style>
    <style:style style:name="T13" style:family="text">
      <style:text-properties fo:font-style="italic" officeooo:rsid="0005cf3f" style:font-style-asian="italic" style:font-style-complex="italic"/>
    </style:style>
    <style:style style:name="T14" style:family="text">
      <style:text-properties fo:font-style="italic" officeooo:rsid="0004fc40" style:font-style-asian="italic" style:font-style-complex="italic"/>
    </style:style>
    <style:style style:name="T15" style:family="text">
      <style:text-properties fo:font-style="italic" fo:font-weight="normal" officeooo:rsid="000c416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0de7db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21d8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52be5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74cb8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88e3d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9dacc" style:font-style-asian="italic" style:font-weight-asian="normal" style:font-style-complex="italic" style:font-weight-complex="normal"/>
    </style:style>
    <style:style style:name="T22" style:family="text">
      <style:text-properties fo:font-weight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5cf3f" style:font-weight-asian="bold" style:font-weight-complex="bold"/>
    </style:style>
    <style:style style:name="T25" style:family="text">
      <style:text-properties fo:font-weight="bold" officeooo:rsid="0004fc40" style:font-weight-asian="bold" style:font-weight-complex="bold"/>
    </style:style>
    <style:style style:name="T26" style:family="text">
      <style:text-properties fo:font-weight="bold" officeooo:rsid="000c4160" style:font-weight-asian="bold" style:font-weight-complex="bold"/>
    </style:style>
    <style:style style:name="T27" style:family="text">
      <style:text-properties fo:font-weight="bold" officeooo:rsid="00121d8a" style:font-weight-asian="bold" style:font-weight-complex="bold"/>
    </style:style>
    <style:style style:name="T28" style:family="text">
      <style:text-properties fo:color="#00615e" fo:font-size="18pt" style:text-underline-style="solid" style:text-underline-width="auto" style:text-underline-color="font-color" fo:font-weight="bold"/>
    </style:style>
    <style:style style:name="T29" style:family="text">
      <style:text-properties fo:color="#00615e" fo:font-size="18pt" style:text-underline-style="solid" style:text-underline-width="auto" style:text-underline-color="font-color" fo:font-weight="bold" officeooo:rsid="0004497f"/>
    </style:style>
    <style:style style:name="T30" style:family="text">
      <style:text-properties officeooo:rsid="0004fc40"/>
    </style:style>
    <style:style style:name="T31" style:family="text">
      <style:text-properties fo:font-style="normal" style:text-underline-style="none" fo:font-weight="bold" officeooo:rsid="00079a87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bold" officeooo:rsid="000f70d1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none" fo:font-weight="bold" officeooo:rsid="00121d8a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none" fo:font-weight="bold" officeooo:rsid="0019dacc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none" fo:font-weight="bold" officeooo:rsid="0029bc4e" style:font-style-asian="normal" style:font-weight-asian="bold" style:font-style-complex="normal" style:font-weight-complex="bold"/>
    </style:style>
    <style:style style:name="T36" style:family="text">
      <style:text-properties fo:font-style="normal" style:text-underline-style="none" fo:font-weight="bold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079a87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0c302b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0f70d1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10d909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121d8a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19dacc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188e3d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220377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22d258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24bf31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2816f5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293882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29bc4e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0de7db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21d8a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52be5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74cb8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88e3d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19dacc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1b915c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bold" officeooo:rsid="000de7db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152be5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174cb8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19dacc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style:font-style-asian="normal" style:font-style-complex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0c4160" style:font-weight-asian="normal" style:font-weight-complex="normal"/>
    </style:style>
    <style:style style:name="T66" style:family="text">
      <style:text-properties fo:font-weight="normal" officeooo:rsid="00121d8a" style:font-weight-asian="normal" style:font-weight-complex="normal"/>
    </style:style>
    <style:style style:name="T67" style:family="text">
      <style:text-properties fo:font-weight="normal" officeooo:rsid="00129878" style:font-weight-asian="normal" style:font-weight-complex="normal"/>
    </style:style>
    <style:style style:name="T68" style:family="text">
      <style:text-properties fo:font-weight="normal" officeooo:rsid="00174cb8" style:font-weight-asian="normal" style:font-weight-complex="normal"/>
    </style:style>
    <style:style style:name="T69" style:family="text">
      <style:text-properties officeooo:rsid="0005cf3f"/>
    </style:style>
    <style:style style:name="T70" style:family="text">
      <style:text-properties officeooo:rsid="00069b3c"/>
    </style:style>
    <style:style style:name="T71" style:family="text">
      <style:text-properties officeooo:rsid="000c4160"/>
    </style:style>
    <style:style style:name="T72" style:family="text">
      <style:text-properties officeooo:rsid="00121d8a"/>
    </style:style>
    <style:style style:name="T73" style:family="text">
      <style:text-properties officeooo:rsid="0014cd6a"/>
    </style:style>
    <style:style style:name="T74" style:family="text">
      <style:text-properties officeooo:rsid="0015b37e"/>
    </style:style>
    <style:style style:name="T75" style:family="text">
      <style:text-properties officeooo:rsid="00174c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atti</text:p>
      <text:p text:style-name="P16">Subset #1</text:p>
      <text:p text:style-name="P2"><text:span text:style-name="T2">Precondizione globale: </text:span><text:span text:style-name="T1">Il </text:span><text:span text:style-name="T5">Manager</text:span><text:span text:style-name="T1"> </text:span><text:span text:style-name="T2">M</text:span><text:span text:style-name="T1"> esiste dall’inizio del caso d’uso e resta lo stesso per tutto l’UC.</text:span></text:p>
      <text:p text:style-name="P17">Iniziare partita</text:p>
      <text:p text:style-name="P19">iniziaCreazionePartita(porta, parolaChiave)</text:p>
      <text:p text:style-name="P2"><text:span text:style-name="T22">Precondizioni: </text:span><text:span text:style-name="T4">porta</text:span> è un numero, <text:span text:style-name="T4">parolaChiave</text:span> è un testo. Non esistono oggetti <text:span text:style-name="T4">Server</text:span></text:p>
      <text:p text:style-name="P2"><text:span text:style-name="T22">Postcondizioni</text:span>: viene creato un oggetto <text:span text:style-name="T4">Server</text:span> con attributi pari ai parametri dell’operazione.</text:p>
      <text:p text:style-name="P2"/>
      <text:p text:style-name="P19">creaPartita(robodromo, nMaxGiocatori, nRobotPerGiocatore, condizioneFinePartita, upgradeInizialiSiONo)</text:p>
      <text:p text:style-name="P2"><text:span text:style-name="T22">Precondizioni: </text:span>esiste un oggetto <text:span text:style-name="T4">Server </text:span><text:span text:style-name="T22">S</text:span>, <text:span text:style-name="T4">robodromo</text:span> è un testo che identifica un tipo di robodromo, <text:span text:style-name="T4">nMaxGiocatori </text:span>e <text:span text:style-name="T4">nRobotPerGiocatore </text:span>sono numeri, <text:span text:style-name="T4">condizioneFinePartita</text:span> è uno fra <text:span text:style-name="T22">primo, primi3, tutti</text:span>, <text:span text:style-name="T4">upgradeInizialiSiONo</text:span> è <text:span text:style-name="T22">sì</text:span> oppure <text:span text:style-name="T22">no</text:span>.</text:p>
      <text:p text:style-name="P2"/>
      <text:p text:style-name="P2"><text:span text:style-name="T22">Postcondizioni</text:span>: viene creato un oggetto <text:span text:style-name="T4">Partita </text:span><text:span text:style-name="T22">P</text:span> con attributi <text:span text:style-name="T4">nMaxGiocatori, nRobotPerGiocatore, condizioneFinePartita</text:span> e <text:span text:style-name="T4">upgradeInizialiSiONo</text:span> pari ai parametri omonimi dell’operazione, e <text:span text:style-name="T4">avviataSiONo</text:span> = <text:span text:style-name="T22">no.</text:span></text:p>
      <text:p text:style-name="P2"><text:span text:style-name="T22">P </text:span>viene associata al <text:span text:style-name="T4">Server</text:span> <text:span text:style-name="T22">S</text:span>.</text:p>
      <text:p text:style-name="P2">Il <text:span text:style-name="T4">Manager</text:span> <text:span text:style-name="T22">M</text:span> <text:span text:style-name="T4">crea</text:span> <text:span text:style-name="T22">P</text:span>.</text:p>
      <text:p text:style-name="P2">Viene creato un <text:span text:style-name="T4">Robodromo</text:span> <text:span text:style-name="T22">R</text:span> con <text:span text:style-name="T4">tipoRobodromo</text:span> pari al parametro <text:span text:style-name="T4">robodromo</text:span>, e <text:span text:style-name="T22">P</text:span> <text:span text:style-name="T4">ha</text:span> <text:span text:style-name="T22">R</text:span>.</text:p>
      <text:p text:style-name="P2">Vengono creati <text:span text:style-name="T4">n</text:span> (vedi <text:span text:style-name="T22">regole di business</text:span>) <text:span text:style-name="T4">Robot</text:span> <text:span text:style-name="T4">disponibili in </text:span><text:span text:style-name="T22">P</text:span> con <text:span text:style-name="T4">nome </text:span>e <text:span text:style-name="T4">colore</text:span> come da <text:span text:style-name="T22">regole di business</text:span>.</text:p>
      <text:p text:style-name="P19">avviaPartita( )</text:p>
      <text:p text:style-name="P2"><text:span text:style-name="T22">Precondizioni: </text:span>Esiste una partita <text:span text:style-name="T22">P </text:span>con <text:span text:style-name="T4">avviataSiONo</text:span> = <text:span text:style-name="T22">no. </text:span>i <text:span text:style-name="T4">partecipanti</text:span> di <text:span text:style-name="T22">P </text:span>sono almeno 2 e non più di <text:span text:style-name="T4">nMaxGiocatori </text:span>di <text:span text:style-name="T22">P</text:span>. Sul <text:span text:style-name="T4">Robodromo </text:span>di <text:span text:style-name="T22">P</text:span> <text:span text:style-name="T4">gareggiano</text:span> almeno 2 <text:span text:style-name="T4">Robot. </text:span>Ciascun <text:span text:style-name="T4">Giocatore </text:span>che <text:span text:style-name="T4">partecipa</text:span> a <text:span text:style-name="T22">P </text:span><text:span text:style-name="T4">controlla</text:span> al massimo <text:span text:style-name="T4">nRobotPerGiocatore</text:span> di <text:span text:style-name="T22">P</text:span>.</text:p>
      <text:p text:style-name="P12">Postcondizioni:</text:p>
      <text:p text:style-name="P2">L’attributo <text:span text:style-name="T4">avviataSiONo </text:span><text:s/>di <text:span text:style-name="T22">P</text:span> viene impostato a <text:span text:style-name="T22">sì</text:span>.</text:p>
      <text:p text:style-name="P2">Se <text:span text:style-name="T4">upgradeInizialiSiONo </text:span>in <text:span text:style-name="T22">P</text:span> è pari a <text:span text:style-name="T22">sì</text:span>, l’attributo <text:span text:style-name="T4">upgrade </text:span>di ciascun <text:span text:style-name="T4">RobotInPartita</text:span> viene assegnato come da <text:span text:style-name="T22">regole di business. </text:span></text:p>
      <text:p text:style-name="P19"><text:soft-page-break/>annullaPartita( )</text:p>
      <text:p text:style-name="P2"><text:span text:style-name="T22">Precondizioni: </text:span>Esiste una partita <text:span text:style-name="T22">P </text:span>con <text:span text:style-name="T4">avviataSiONo</text:span> = <text:span text:style-name="T22">no.</text:span> </text:p>
      <text:p text:style-name="P2"><text:span text:style-name="T22">Postcondizioni: </text:span>Vengono eliminati: l’oggetto<text:span text:style-name="T22"> P</text:span>, il suo <text:span text:style-name="T4">Robodromo </text:span>(con eventuali <text:span text:style-name="T4">Robot</text:span> che <text:span text:style-name="T4">gareggiano</text:span> su di esso), il suo <text:span text:style-name="T4">Server</text:span>, i <text:span text:style-name="T4">Robot</text:span> <text:span text:style-name="T4">disponibili</text:span> su <text:span text:style-name="T22">P</text:span>, le <text:span text:style-name="T4">Richieste di Partecipazione</text:span> <text:span text:style-name="T4">relative </text:span>a <text:span text:style-name="T22">P</text:span>, e tutte le altre associazioni di <text:span text:style-name="T22">P</text:span>.</text:p>
      <text:p text:style-name="P17">Gestire richieste di partecipazione</text:p>
      <text:p text:style-name="P19">accettaRichiesta(richiesta, robot)</text:p>
      <text:p text:style-name="P2"><text:span text:style-name="T22">Precondizioni: </text:span>Esiste una <text:span text:style-name="T4">Partita </text:span><text:span text:style-name="T22">P</text:span> con <text:span text:style-name="T4">partecipanti</text:span> in numero inferiore a <text:span text:style-name="T4">nMaxGiocatori</text:span>.</text:p>
      <text:p text:style-name="P2"><text:span text:style-name="T4">richiesta</text:span> è una <text:span text:style-name="T4">Richiesta di Partecipazione relativa a </text:span><text:span text:style-name="T22">P</text:span>, <text:span text:style-name="T4">effettuata da</text:span> un <text:span text:style-name="T4">Giocatore</text:span> <text:span text:style-name="T22">G</text:span>, con <text:span text:style-name="T4">parolaChiave</text:span> uguale alla <text:span text:style-name="T4">parolaChiave</text:span> del <text:span text:style-name="T4">Server</text:span> associato a <text:span text:style-name="T22">P</text:span>, e con <text:span text:style-name="T4">accettataSiONo</text:span> non assegnato.</text:p>
      <text:p text:style-name="P2"><text:span text:style-name="T4">robot</text:span> è una lista di <text:span text:style-name="T4">Robot</text:span> <text:span text:style-name="T4">disponibili in </text:span><text:span text:style-name="T22">P</text:span>.</text:p>
      <text:p text:style-name="P12">Postcondizioni:</text:p>
      <text:p text:style-name="P2">Ciascun <text:span text:style-name="T4">Robot </text:span><text:span text:style-name="T22">Rb</text:span><text:span text:style-name="T4"> </text:span>nella lista <text:span text:style-name="T4">robot</text:span> <text:span text:style-name="T4">gareggia sul Robodromo </text:span><text:span text:style-name="T22">R</text:span> associato a <text:span text:style-name="T22">P</text:span> con <text:span text:style-name="T4">dockDiPartenza</text:span> assegnato come da <text:span text:style-name="T22">regole di business</text:span> e <text:span text:style-name="T22">Rb</text:span> non è più <text:span text:style-name="T4">disponibile in </text:span><text:span text:style-name="T22">P</text:span>. </text:p>
      <text:p text:style-name="P2">Il <text:span text:style-name="T4">Giocatore</text:span> <text:span text:style-name="T22">G</text:span> <text:span text:style-name="T4">partecipa </text:span>a<text:span text:style-name="T4"> </text:span><text:span text:style-name="T22">P</text:span> e <text:span text:style-name="T4">controlla</text:span> ciascun <text:span text:style-name="T4">Robot</text:span> nella lista <text:span text:style-name="T4">robot</text:span>.</text:p>
      <text:p text:style-name="P2">L’attributo <text:span text:style-name="T4">accettataSiONo</text:span> di <text:span text:style-name="T4">richiesta</text:span> viene impostato a <text:span text:style-name="T22">sì</text:span>.</text:p>
      <text:p text:style-name="P2"/>
      <text:p text:style-name="P2"/>
      <text:p text:style-name="P19">rifiutaRichiesta(richiesta)</text:p>
      <text:p text:style-name="P2"><text:span text:style-name="T22">Precondizioni: </text:span>Esiste una <text:span text:style-name="T4">Partita </text:span><text:span text:style-name="T22">P</text:span> con <text:span text:style-name="T4">partecipanti</text:span> in numero inferiore a <text:span text:style-name="T4">nMaxGiocatori</text:span>.</text:p>
      <text:p text:style-name="P2"><text:span text:style-name="T4">richiesta</text:span> è una <text:span text:style-name="T4">Richiesta di Partecipazione relativa a </text:span><text:span text:style-name="T22">P</text:span>, <text:span text:style-name="T4">effettuata da</text:span> un <text:span text:style-name="T4">Giocatore</text:span> <text:span text:style-name="T22">G</text:span>, con <text:span text:style-name="T4">parolaChiave</text:span> uguale alla <text:span text:style-name="T4">parolaChiave</text:span> del <text:span text:style-name="T4">Server</text:span> associato a <text:span text:style-name="T22">P</text:span>, e con <text:span text:style-name="T4">accettataSiONo</text:span> non assegnato.</text:p>
      <text:p text:style-name="P12">Postcondizioni:</text:p>
      <text:p text:style-name="P2">L’attributo <text:span text:style-name="T4">accettataSiONo</text:span> di <text:span text:style-name="T4">richiesta</text:span> viene impostato a <text:span text:style-name="T22">no</text:span>.</text:p>
      <text:p text:style-name="P12"/>
      <text:p text:style-name="P2"/>
      <text:p text:style-name="P16">Subset #2</text:p>
      <text:p text:style-name="P2"><text:span text:style-name="T2">Precondizione globale:</text:span><text:span text:style-name="T1"> esiste un </text:span><text:span text:style-name="T5">giocatore</text:span><text:span text:style-name="T1"> </text:span><text:span text:style-name="T2">G</text:span><text:span text:style-name="T1"> dall’inizio del caso d’uso e resta lo stesso per tutto l’UC.</text:span></text:p>
      <text:p text:style-name="P17"><text:soft-page-break/>Allenarsi </text:p>
      <text:p text:style-name="P19">iniziaAllenamento()</text:p>
      <text:p text:style-name="P2"><text:span text:style-name="T22">Precondizioni: </text:span><text:span text:style-name="T4"><text:s/></text:span><text:span text:style-name="T22">G </text:span>vuole iniziare un nuovo <text:span text:style-name="T4">Allenamento </text:span><text:span text:style-name="T22">A.</text:span></text:p>
      <text:p text:style-name="P2"><text:span text:style-name="T22">Postcondizioni: </text:span>Viene creato un oggetto <text:span text:style-name="T4">Allenamento </text:span><text:span text:style-name="T22">A . <text:s/></text:span>viene creato un oggetto <text:s text:c="2"/><text:span text:style-name="T4">Robot In Allenamento </text:span><text:span text:style-name="T22">RA.</text:span></text:p>
      <text:p text:style-name="P2"/>
      <text:p text:style-name="P19">sceltaRobodromo(robodromo)</text:p>
      <text:p text:style-name="P2"><text:span text:style-name="T22">Precondizioni: </text:span>Esiste un <text:span text:style-name="T4">Allenamento </text:span><text:span text:style-name="T22">A.</text:span></text:p>
      <text:p text:style-name="P2"><text:span text:style-name="T22">Postcondizioni: </text:span>Viene creato un <text:span text:style-name="T4">Robodromo</text:span> <text:span text:style-name="T22">R</text:span> con <text:span text:style-name="T4">tipoRobodromo</text:span> pari al parametro <text:span text:style-name="T4">robodromo</text:span>, e <text:span text:style-name="T22">A</text:span> <text:span text:style-name="T4">ha</text:span> <text:span text:style-name="T22">R</text:span>.</text:p>
      <text:p text:style-name="P13"/>
      <text:p text:style-name="P13"/>
      <text:p text:style-name="P19">richiediPoolIstruzioni()</text:p>
      <text:p text:style-name="P2"><text:span text:style-name="T22">Precondizioni: </text:span>Esiste un <text:span text:style-name="T4">Allenamento </text:span><text:span text:style-name="T22">A.</text:span></text:p>
      <text:p text:style-name="P2"><text:span text:style-name="T22">Postcondizioni:</text:span><text:span text:style-name="T6"> </text:span>Vengono creati <text:span text:style-name="T4">n</text:span> oggetti <text:span text:style-name="T4">scheda Istruzione </text:span>e vengono resi visibili a <text:span text:style-name="T22">G.</text:span></text:p>
      <text:p text:style-name="P19"/>
      <text:p text:style-name="P19">creaProgramma()</text:p>
      <text:p text:style-name="P2"><text:span text:style-name="T22">Precondizioni: </text:span>-</text:p>
      <text:p text:style-name="P2"><text:span text:style-name="T22">Postcondizioni:</text:span><text:span text:style-name="T6"> </text:span>viene creato un oggetto <text:span text:style-name="T4">Programma</text:span> <text:span text:style-name="T22">P </text:span>posseduto da <text:s/><text:span text:style-name="T4">Robot In Allenamento </text:span><text:span text:style-name="T22">RA. </text:span></text:p>
      <text:p text:style-name="P19">aggiugiScheda(scheda)</text:p>
      <text:p text:style-name="P2"><text:span text:style-name="T22">Precondizioni: </text:span>Esiste un<text:span text:style-name="T22"> </text:span><text:span text:style-name="T4">Programma</text:span> <text:span text:style-name="T22">P.</text:span><text:tab/></text:p>
      <text:p text:style-name="P2"><text:span text:style-name="T4">scheda</text:span> è una <text:span text:style-name="T4">scheda Istruzione</text:span></text:p>
      <text:p text:style-name="P2"><text:span text:style-name="T22">Postcondizioni</text:span><text:span text:style-name="T6">: </text:span><text:span text:style-name="T22">P </text:span><text:s/>ha <text:span text:style-name="T4">scheda. <text:s/></text:span>L’attributo <text:span text:style-name="T4">numeroOrdine </text:span>di <text:span text:style-name="T4">sequenza </text:span><text:s/>viene modificato secondo le <text:s/><text:span text:style-name="T22">regole di business.</text:span></text:p>
      <text:p text:style-name="P13"/>
      <text:p text:style-name="P19">eliminaScheda(scheda)</text:p>
      <text:p text:style-name="P2"><text:span text:style-name="T22">Precondizioni: </text:span>Esiste un<text:span text:style-name="T22"> </text:span><text:span text:style-name="T4">Programma</text:span> <text:span text:style-name="T22">P.</text:span><text:tab/></text:p>
      <text:p text:style-name="P2"><text:span text:style-name="T4">scheda</text:span> è una <text:span text:style-name="T4">scheda Istruzione</text:span></text:p>
      <text:p text:style-name="P2"><text:span text:style-name="T22">Postcondizioni</text:span><text:span text:style-name="T6">: </text:span><text:span text:style-name="T22">P </text:span>non ha più <text:span text:style-name="T4">scheda. <text:s/></text:span>L’attributo <text:span text:style-name="T4">numeroOrdine </text:span>di <text:span text:style-name="T4">sequenza </text:span><text:s/>viene modificato secondo le <text:s/><text:span text:style-name="T22">regole di business.</text:span></text:p>
      <text:p text:style-name="P13"/>
      <text:p text:style-name="P19"><text:soft-page-break/>modificaOrdine(scheda1, scheda2)</text:p>
      <text:p text:style-name="P2"><text:span text:style-name="T22">Precondizioni: </text:span>Esiste un<text:span text:style-name="T22"> </text:span><text:span text:style-name="T4">Programma</text:span> <text:span text:style-name="T22">P.</text:span><text:tab/></text:p>
      <text:p text:style-name="P2"><text:span text:style-name="T4">scheda1, scheda2</text:span> sono <text:span text:style-name="T4">scheda Istruzione</text:span></text:p>
      <text:p text:style-name="P2"><text:span text:style-name="T22">Postcondizioni:</text:span><text:span text:style-name="T6"> </text:span><text:span text:style-name="T4">scheda1, scheda2 </text:span>vengono scambiate di ordine in <text:span text:style-name="T22">P. </text:span><text:span text:style-name="T4"><text:s/></text:span>L’attributo <text:span text:style-name="T4">numeroOrdine </text:span>di <text:span text:style-name="T4">sequenza </text:span><text:s/>viene modificato secondo le <text:s/><text:span text:style-name="T22">regole di business.</text:span></text:p>
      <text:p text:style-name="P13"/>
      <text:p text:style-name="P19">posizionaRobot(pos)</text:p>
      <text:p text:style-name="P2"><text:span text:style-name="T22">Precondizioni: </text:span>Esiste <text:span text:style-name="T4">Robot In Allenamento </text:span><text:span text:style-name="T22">RA.</text:span></text:p>
      <text:p text:style-name="P2">Pos è una posizione sul robodromo.</text:p>
      <text:p text:style-name="P2"><text:span text:style-name="T22">Postcondizioni:</text:span><text:span text:style-name="T6"> <text:s/></text:span>l’attributo<text:span text:style-name="T4"> posizioneInizialeSulRobodromo</text:span> di <text:span text:style-name="T22">RA</text:span> viene modificato con il parametro <text:span text:style-name="T4">pos</text:span>.</text:p>
      <text:p text:style-name="P2"/>
      <text:p text:style-name="P19">eseguiProgramma()</text:p>
      <text:p text:style-name="P2"><text:span text:style-name="T22">Precondizioni: </text:span>Esiste un Allenamento <text:span text:style-name="T22">A </text:span>che ha l’attributo <text:span text:style-name="T4">inPausaSiONo</text:span> = <text:span text:style-name="T22">NO, </text:span>esiste <text:span text:style-name="T4">Robot In Allenamento </text:span><text:span text:style-name="T22">RA </text:span>che <text:span text:style-name="T4">possiede </text:span>un <text:span text:style-name="T4">programma</text:span> <text:span text:style-name="T22">P </text:span>con l’attributo <text:span text:style-name="T4">InEsecuzioneSiONo</text:span> = <text:span text:style-name="T22">NO</text:span>.</text:p>
      <text:p text:style-name="P12">Postcondizioni</text:p>
      <text:p text:style-name="P2">Viene creata un’associazione <text:span text:style-name="T4">corrente </text:span>tra <text:span text:style-name="T22">P </text:span>e una <text:span text:style-name="T4">scheda istruzione.</text:span></text:p>
      <text:p text:style-name="P2">L’attributo <text:s/><text:span text:style-name="T4">InEsecuzioneSiONo</text:span> di <text:span text:style-name="T22">P</text:span> viene impostato a <text:span text:style-name="T22">SI</text:span>. </text:p>
      <text:p text:style-name="P2"/>
      <text:p text:style-name="P19">metteInPausa()</text:p>
      <text:p text:style-name="P2"><text:span text:style-name="T22">Precondizioni: </text:span>Esiste un Allenamento <text:span text:style-name="T22">A</text:span> che ha l’attributo <text:span text:style-name="T4">inPausaSiONo</text:span> = <text:span text:style-name="T22">NO. </text:span>Esiste un <text:span text:style-name="T4">programma </text:span><text:span text:style-name="T22">P <text:s/></text:span>con l’attributo <text:span text:style-name="T4">InEsecuzioneSiONo</text:span> = <text:span text:style-name="T22">SI</text:span>.</text:p>
      <text:p text:style-name="P2"><text:span text:style-name="T22">Postcondizioni</text:span>: L’attributo <text:s/><text:span text:style-name="T4">inPausaSiONo</text:span> di <text:span text:style-name="T22">A</text:span> viene impostato a <text:span text:style-name="T22">SI</text:span> . L’attributo <text:span text:style-name="T4">InEsecuzioneSiONo</text:span> <text:s/>di <text:span text:style-name="T22">P</text:span> impostato a <text:span text:style-name="T22">NO.</text:span></text:p>
      <text:p text:style-name="P14"/>
      <text:p text:style-name="P19">vaiIstruzione(istruzione)</text:p>
      <text:p text:style-name="P2"><text:span text:style-name="T22">Precondizioni: </text:span>Esiste un Allenamento <text:span text:style-name="T22">A </text:span>che ha l’attributo <text:span text:style-name="T4">inPausaSiONo</text:span> = <text:span text:style-name="T22">SI. </text:span>Esiste un <text:span text:style-name="T4">programma </text:span><text:span text:style-name="T22">P <text:s/></text:span>con l’attributo <text:span text:style-name="T4">InEsecuzioneSiONo</text:span> = <text:span text:style-name="T22">NO</text:span>.</text:p>
      <text:p text:style-name="P2"><text:span text:style-name="T4">Istruzione </text:span><text:s/>è una <text:span text:style-name="T4">scheda Istruzione.</text:span></text:p>
      <text:p text:style-name="P2"><text:span text:style-name="T22">Postcondizioni</text:span>: la <text:span text:style-name="T4">scheda istruzione </text:span><text:span text:style-name="T22">corrente </text:span>di <text:span text:style-name="T22">P </text:span>viene modificata a <text:span text:style-name="T4">istruzione.</text:span> </text:p>
      <text:p text:style-name="P14"/>
      <text:p text:style-name="P19">resume()</text:p>
      <text:p text:style-name="P2"><text:span text:style-name="T22">Precondizioni: </text:span>Esiste un Allenamento <text:span text:style-name="T22">A </text:span>ha l’attributo <text:span text:style-name="T4">inPausaSiONo</text:span> = <text:span text:style-name="T22">SI. </text:span>Esiste un <text:span text:style-name="T4">programma </text:span><text:span text:style-name="T22">P <text:s/></text:span>con l’attributo <text:span text:style-name="T4">InEsecuzioneSiONo</text:span> = <text:span text:style-name="T22">NO</text:span>.</text:p>
      <text:p text:style-name="P2"><text:soft-page-break/><text:span text:style-name="T22">Postcondizioni</text:span><text:span text:style-name="T6">: </text:span>L’attributo <text:span text:style-name="T4">inPausaSiONo</text:span> di <text:span text:style-name="T22">A</text:span> viene impostato a <text:span text:style-name="T22">NO</text:span>. L’attributo <text:span text:style-name="T4">InEsecuzioneSiONo</text:span> <text:s/>di <text:span text:style-name="T22">P</text:span> impostato a <text:span text:style-name="T22">SI.</text:span></text:p>
      <text:p text:style-name="P2"/>
      <text:p text:style-name="P19">terminaEsecuzione()</text:p>
      <text:p text:style-name="P2"><text:span text:style-name="T22">Precondizioni: </text:span>Esiste un Allenamento <text:span text:style-name="T22">A </text:span>ed<text:span text:style-name="T22"> </text:span>esiste<text:span text:style-name="T4"> </text:span>un <text:span text:style-name="T4">programma</text:span> <text:span text:style-name="T22">P </text:span>con l’attributo <text:span text:style-name="T4">inEsecuzioneSiONo</text:span> = <text:span text:style-name="T22">SI.</text:span></text:p>
      <text:p text:style-name="P2"><text:span text:style-name="T22">Postcondizioni</text:span><text:span text:style-name="T6">: </text:span>La lista di <text:span text:style-name="T4">stati </text:span>di <text:span text:style-name="T22">A </text:span>viene <text:s/>impostata ai valori iniziali.</text:p>
      <text:p text:style-name="P2">L’attributo <text:s/><text:span text:style-name="T4">InEsecuzioneSiONo</text:span> di <text:span text:style-name="T22">P</text:span> viene impostato a <text:span text:style-name="T22">NO. </text:span></text:p>
      <text:p text:style-name="P2"/>
      <text:p text:style-name="P19">terminaAllenamento()</text:p>
      <text:p text:style-name="P2"><text:span text:style-name="T22">Precondizioni: </text:span>Esiste<text:span text:style-name="T4"> </text:span>un <text:span text:style-name="T4">programma</text:span> <text:span text:style-name="T22">P</text:span> con l’attributo <text:span text:style-name="T4">inEsecuzioneSiONo</text:span> = <text:span text:style-name="T22">NO.</text:span></text:p>
      <text:p text:style-name="P3"><text:span text:style-name="T22">Postcondizioni</text:span><text:span text:style-name="T6">: </text:span><text:span text:style-name="T22">G</text:span> esce dalla <text:span text:style-name="T4">modalità</text:span> <text:span text:style-name="T4">Allenamento.</text:span></text:p>
      <text:p text:style-name="P3"/>
      <text:p text:style-name="P3"/>
      <text:p text:style-name="P3"><text:span text:style-name="T28">Subset #</text:span><text:span text:style-name="T29">3</text:span></text:p>
      <text:p text:style-name="P15"/>
      <text:p text:style-name="P15"><text:span text:style-name="T3">Precondizione globale</text:span>: <text:span text:style-name="T69">esiste una </text:span><text:span text:style-name="T13">partita</text:span><text:span text:style-name="T69"> avviata </text:span><text:span text:style-name="T24">P</text:span><text:span text:style-name="T69">, </text:span>esist<text:span text:style-name="T69">ono uno o più</text:span> <text:span text:style-name="T4">giocator</text:span><text:span text:style-name="T7">i</text:span> <text:span text:style-name="T23">G</text:span><text:span text:style-name="T25">(1..n)</text:span><text:span text:style-name="T30"> che partecipano a </text:span><text:span text:style-name="T25">P</text:span><text:span text:style-name="T30"> e ciascuno controlla almeno un </text:span><text:span text:style-name="T14">robot</text:span><text:span text:style-name="T30">, ciò vale </text:span>dall’inizio del caso d’uso e resta lo stesso per tutto l’UC.</text:p>
      <text:p text:style-name="P18">Giocare</text:p>
      <text:p text:style-name="P24"><text:span text:style-name="T69">iniziaPartita</text:span>(<text:span text:style-name="T70">username</text:span>)</text:p>
      <text:p text:style-name="P4"><text:span text:style-name="T22">Precondizioni:</text:span><text:span text:style-name="T64"> -</text:span></text:p>
      <text:p text:style-name="P4"><text:span text:style-name="T36">Postcondizioni:</text:span><text:span text:style-name="T37"> </text:span><text:span text:style-name="T38">a</text:span><text:span text:style-name="T39">d ogni</text:span><text:span text:style-name="T38"> </text:span><text:span text:style-name="T8">robot</text:span><text:span text:style-name="T38"> del giocatore </text:span><text:span text:style-name="T31">G</text:span><text:span text:style-name="T38"> viene assegnata una </text:span><text:span text:style-name="T8">posizione</text:span><text:span text:style-name="T38"> e un </text:span><text:span text:style-name="T8">upgrade</text:span><text:span text:style-name="T38"> inizial</text:span><text:span text:style-name="T39">e</text:span><text:span text:style-name="T37">. <text:s/></text:span><text:span text:style-name="T47">NO!! </text:span><text:span text:style-name="T45">Posizione </text:span><text:span text:style-name="T47">e upgrade iniziali</text:span><text:span text:style-name="T45"> </text:span><text:span text:style-name="T47">erano già</text:span><text:span text:style-name="T45"> stat</text:span><text:span text:style-name="T47">i</text:span><text:span text:style-name="T45"> assegnat</text:span><text:span text:style-name="T47">i</text:span><text:span text:style-name="T45"> precedentement</text:span><text:span text:style-name="T46">e </text:span><text:span text:style-name="T47">dai metodi creaPartita(..) e avviaPartita()!!</text:span></text:p>
      <text:p text:style-name="P29"><text:span text:style-name="T47">i</text:span><text:span text:style-name="T37">nizia partita è da cancellare, quando si è raggiunto il num desiderato di giocatori allora inizia automatic</text:span><text:span text:style-name="T49">a</text:span><text:span text:style-name="T37">mente il gioco con la prog dei robot. Nel mentre che si aspetta </text:span><text:span text:style-name="T48">che arrivino tutti i</text:span><text:span text:style-name="T37"> giocatori ogni giocatore già dentro al match attende l'inizio.</text:span></text:p>
      <text:p text:style-name="P25"/>
      <text:p text:style-name="P20"><text:span text:style-name="T71">getSchede</text:span>(<text:span text:style-name="T71">puntiVita</text:span>)</text:p>
      <text:p text:style-name="P5"><text:span text:style-name="T22">Precondizioni:</text:span><text:span text:style-name="T64"> </text:span><text:span text:style-name="T65">il giocatore ha un </text:span><text:span text:style-name="T15">robot</text:span><text:span text:style-name="T65"> </text:span><text:span text:style-name="T26">R</text:span><text:span text:style-name="T65"> con un attributo </text:span><text:span text:style-name="T15">puntiVita</text:span><text:span text:style-name="T65"> e senza pool di schede instuzione</text:span><text:span text:style-name="T64">.</text:span></text:p>
      <text:p text:style-name="P6"><text:span text:style-name="T16">p</text:span><text:span text:style-name="T15">untiVit</text:span><text:span text:style-name="T16">a </text:span><text:span text:style-name="T52">è il numero di hit point di </text:span><text:span text:style-name="T59">R</text:span><text:span text:style-name="T52">.</text:span></text:p>
      <text:p text:style-name="P5"><text:soft-page-break/><text:span text:style-name="T36">Postcondizioni:</text:span><text:span text:style-name="T37"> </text:span><text:span text:style-name="T40">ad </text:span><text:span text:style-name="T32">R</text:span><text:span text:style-name="T40"> viene assegnat</text:span><text:span text:style-name="T41">o il pool di</text:span><text:span text:style-name="T40"> </text:span><text:span text:style-name="T9">schede istruzione</text:span><text:span text:style-name="T40"> </text:span><text:span text:style-name="T50">secondo le </text:span><text:span text:style-name="T35">regole di business</text:span><text:span text:style-name="T37">.</text:span></text:p>
      <text:p text:style-name="P26"/>
      <text:p text:style-name="P21"><text:span text:style-name="T72">programmaRegistro</text:span>(<text:span text:style-name="T72">robot, registro, scheda</text:span>)</text:p>
      <text:p text:style-name="P7"><text:span text:style-name="T22">Precondizioni: </text:span><text:span text:style-name="T65">il giocatore ha un </text:span><text:span text:style-name="T15">robot</text:span><text:span text:style-name="T65"> </text:span><text:span text:style-name="T26">R</text:span><text:span text:style-name="T65"> </text:span><text:span text:style-name="T66">con un </text:span><text:span text:style-name="T17">registro</text:span><text:span text:style-name="T66"> </text:span><text:span text:style-name="T27">RE</text:span><text:span text:style-name="T66"> vuoto e non bloccato. </text:span><text:span text:style-name="T67">s</text:span><text:span text:style-name="T17">cheda </text:span><text:span text:style-name="T53">è una scheda istruzione.</text:span></text:p>
      <text:p text:style-name="P7"><text:span text:style-name="T36">Postcondizioni: </text:span><text:span text:style-name="T10">scheda</text:span><text:span text:style-name="T42"> viene assegnata a </text:span><text:span text:style-name="T33">RE</text:span><text:span text:style-name="T42">.</text:span></text:p>
      <text:p text:style-name="P27"/>
      <text:p text:style-name="P22"><text:span text:style-name="T73">spegniRobot</text:span>(<text:span text:style-name="T73">robot</text:span>)</text:p>
      <text:p text:style-name="P8"><text:span text:style-name="T22">Precondizioni:</text:span><text:span text:style-name="T64"> </text:span><text:span text:style-name="T54">l'attributo </text:span><text:span text:style-name="T18">spentoSiONo</text:span><text:span text:style-name="T54"> di </text:span><text:span text:style-name="T18">robot</text:span><text:span text:style-name="T54"> è settato a </text:span><text:span text:style-name="T60">NO</text:span><text:span text:style-name="T37">.</text:span></text:p>
      <text:p text:style-name="P9"><text:span text:style-name="T22">Postcondizioni</text:span><text:span text:style-name="T63">:</text:span><text:span text:style-name="T51"> </text:span><text:span text:style-name="T54">l'attributo </text:span><text:span text:style-name="T18">spentoSiONo</text:span><text:span text:style-name="T54"> di </text:span><text:span text:style-name="T18">robot</text:span><text:span text:style-name="T54"> viene assegnato a </text:span><text:span text:style-name="T60">SI</text:span><text:span text:style-name="T37">.</text:span></text:p>
      <text:p text:style-name="P9"/>
      <text:p text:style-name="P23"><text:span text:style-name="T74">attivaUpgrade</text:span>(<text:span text:style-name="T75">upgrade</text:span>)</text:p>
      <text:p text:style-name="P11"><text:span text:style-name="T22">Precondizioni:</text:span><text:span text:style-name="T64"> </text:span><text:span text:style-name="T68">il </text:span><text:span text:style-name="T19">robot</text:span><text:span text:style-name="T55"> </text:span><text:span text:style-name="T61">R</text:span><text:span text:style-name="T55"> ha attributo </text:span><text:span text:style-name="T18">spentoSiONo </text:span><text:span text:style-name="T55">= </text:span><text:span text:style-name="T61">NO</text:span><text:span text:style-name="T55"> </text:span><text:span text:style-name="T58">e </text:span><text:span text:style-name="T20">upgrade</text:span><text:span text:style-name="T56"> </text:span><text:span text:style-name="T57">ha attributo </text:span><text:span text:style-name="T21">attivatoSiONo </text:span><text:span text:style-name="T57">= </text:span><text:span text:style-name="T62">NO</text:span><text:span text:style-name="T56">.</text:span></text:p>
      <text:p text:style-name="P10"><text:span text:style-name="T36">Postcondizioni:</text:span><text:span text:style-name="T11"> </text:span><text:span text:style-name="T43">l'attributo</text:span><text:span text:style-name="T44"> </text:span><text:span text:style-name="T12">attivatoSiONo </text:span><text:span text:style-name="T43">di </text:span><text:span text:style-name="T11">upgrade</text:span><text:span text:style-name="T34"> </text:span><text:span text:style-name="T43">viene settato a </text:span><text:span text:style-name="T34">SI</text:span><text:span text:style-name="T3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8-17T16:46:13.991746199</dc:date>
    <meta:editing-duration>P1DT1H30M</meta:editing-duration>
    <meta:editing-cycles>37</meta:editing-cycles>
    <meta:document-statistic meta:table-count="0" meta:image-count="0" meta:object-count="0" meta:page-count="6" meta:paragraph-count="109" meta:word-count="1089" meta:character-count="7749" meta:non-whitespace-character-count="6730"/>
  </office:meta>
</office:document-meta>
</file>